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B000000DB4A13B3E6229B4F34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adornments="Bold"/>
    <style:font-face style:name="Ubuntu Condensed1" svg:font-family="'Ubuntu Condensed'" style:font-adornments="Regular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  <style:text-properties style:text-line-through-style="none" style:text-line-through-type="none" style:font-name="Ubuntu Condensed1" fo:font-size="6pt" fo:font-style="normal" style:text-underline-style="none" fo:font-weight="bold"/>
    </style:style>
    <style:style style:name="P3" style:family="paragraph">
      <style:paragraph-properties fo:text-align="center"/>
      <style:text-properties style:text-line-through-style="none" style:text-line-through-type="none" style:font-name="Ubuntu Condensed1" fo:font-size="10pt" fo:font-style="normal" style:text-underline-style="non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line-through-style="none" style:text-line-through-type="none" style:font-name="Ubuntu Condensed1" fo:font-size="7pt" fo:font-style="normal" style:text-underline-style="none"/>
    </style:style>
    <style:style style:name="P6" style:family="paragraph">
      <style:paragraph-properties fo:text-align="center"/>
      <style:text-properties style:text-line-through-style="none" style:text-line-through-type="none" style:font-name="Ubuntu Condensed" fo:font-size="22pt" fo:font-style="normal" style:text-underline-style="none" fo:font-weight="bold"/>
    </style:style>
    <style:style style:name="P7" style:family="paragraph">
      <style:paragraph-properties fo:text-align="center"/>
      <style:text-properties style:text-line-through-style="none" style:text-line-through-type="none" style:font-name="Ubuntu Condensed" fo:font-size="10pt" fo:font-style="normal" style:text-underline-style="none" fo:font-weight="bold"/>
    </style:style>
    <style:style style:name="gr1" style:family="graphic">
      <style:graphic-properties fo:background-color="#f40808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eeeeee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spell_verbal_01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pell_name_05" form:control-implementation="ooo:com.sun.star.form.component.TextField" xml:id="control1" form:id="control1" form:current-value="spell" form:value="spel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level_05" form:control-implementation="ooo:com.sun.star.form.component.TextField" xml:id="control2" form:id="control2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pell_description_05" form:control-implementation="ooo:com.sun.star.form.component.TextField" xml:id="control3" form:id="control3" form:current-value="description" form:value="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description</text:p>
          </form:textarea>
          <form:checkbox form:name="spell_verbal_05" form:control-implementation="ooo:com.sun.star.form.component.CheckBox" xml:id="control4" form:id="control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somatic_05" form:control-implementation="ooo:com.sun.star.form.component.CheckBox" xml:id="control5" form:id="control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material_05" form:control-implementation="ooo:com.sun.star.form.component.CheckBox" xml:id="control6" form:id="control6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" form:control-implementation="ooo:com.sun.star.form.component.CheckBox" xml:id="control7" form:id="control7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concentration_05" form:control-implementation="ooo:com.sun.star.form.component.CheckBox" xml:id="control8" form:id="control8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ritual_05" form:control-implementation="ooo:com.sun.star.form.component.CheckBox" xml:id="control9" form:id="control9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pell_casting_05" form:control-implementation="ooo:com.sun.star.form.component.TextField" xml:id="control10" form:id="control10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range_05" form:control-implementation="ooo:com.sun.star.form.component.TextField" xml:id="control11" form:id="control11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duration_05" form:control-implementation="ooo:com.sun.star.form.component.TextField" xml:id="control12" form:id="control12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school_05" form:control-implementation="ooo:com.sun.star.form.component.TextField" xml:id="control13" form:id="control13" form:current-value="transmutation" form:value="transmut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name_06" form:control-implementation="ooo:com.sun.star.form.component.TextField" xml:id="control14" form:id="control14" form:current-value="spell" form:value="spel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level_06" form:control-implementation="ooo:com.sun.star.form.component.TextField" xml:id="control15" form:id="control15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pell_description_06" form:control-implementation="ooo:com.sun.star.form.component.TextField" xml:id="control16" form:id="control16" form:current-value="description" form:value="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description</text:p>
          </form:textarea>
          <form:checkbox form:name="spell_verbal_06" form:control-implementation="ooo:com.sun.star.form.component.CheckBox" xml:id="control17" form:id="control17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somatic_06" form:control-implementation="ooo:com.sun.star.form.component.CheckBox" xml:id="control18" form:id="control18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material_06" form:control-implementation="ooo:com.sun.star.form.component.CheckBox" xml:id="control19" form:id="control19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" form:control-implementation="ooo:com.sun.star.form.component.CheckBox" xml:id="control20" form:id="control20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concentration_06" form:control-implementation="ooo:com.sun.star.form.component.CheckBox" xml:id="control21" form:id="control21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ritual_06" form:control-implementation="ooo:com.sun.star.form.component.CheckBox" xml:id="control22" form:id="control22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pell_casting_06" form:control-implementation="ooo:com.sun.star.form.component.TextField" xml:id="control23" form:id="control23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range_06" form:control-implementation="ooo:com.sun.star.form.component.TextField" xml:id="control24" form:id="control24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duration_06" form:control-implementation="ooo:com.sun.star.form.component.TextField" xml:id="control25" form:id="control25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school_06" form:control-implementation="ooo:com.sun.star.form.component.TextField" xml:id="control26" form:id="control26" form:current-value="transmutation" form:value="transmut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name_07" form:control-implementation="ooo:com.sun.star.form.component.TextField" xml:id="control27" form:id="control27" form:current-value="spell" form:value="spel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level_07" form:control-implementation="ooo:com.sun.star.form.component.TextField" xml:id="control28" form:id="control28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pell_description_07" form:control-implementation="ooo:com.sun.star.form.component.TextField" xml:id="control29" form:id="control29" form:current-value="description" form:value="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description</text:p>
          </form:textarea>
          <form:checkbox form:name="spell_verbal_07" form:control-implementation="ooo:com.sun.star.form.component.CheckBox" xml:id="control30" form:id="control30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somatic_07" form:control-implementation="ooo:com.sun.star.form.component.CheckBox" xml:id="control31" form:id="control31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material_07" form:control-implementation="ooo:com.sun.star.form.component.CheckBox" xml:id="control32" form:id="control32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" form:control-implementation="ooo:com.sun.star.form.component.CheckBox" xml:id="control33" form:id="control33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concentration_07" form:control-implementation="ooo:com.sun.star.form.component.CheckBox" xml:id="control34" form:id="control3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ritual_07" form:control-implementation="ooo:com.sun.star.form.component.CheckBox" xml:id="control35" form:id="control3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pell_casting_07" form:control-implementation="ooo:com.sun.star.form.component.TextField" xml:id="control36" form:id="control36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range_07" form:control-implementation="ooo:com.sun.star.form.component.TextField" xml:id="control37" form:id="control37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duration_07" form:control-implementation="ooo:com.sun.star.form.component.TextField" xml:id="control38" form:id="control38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school_07" form:control-implementation="ooo:com.sun.star.form.component.TextField" xml:id="control39" form:id="control39" form:current-value="transmutation" form:value="transmut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name_08" form:control-implementation="ooo:com.sun.star.form.component.TextField" xml:id="control40" form:id="control40" form:current-value="spell" form:value="spel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level_08" form:control-implementation="ooo:com.sun.star.form.component.TextField" xml:id="control41" form:id="control41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pell_description_08" form:control-implementation="ooo:com.sun.star.form.component.TextField" xml:id="control42" form:id="control42" form:current-value="description" form:value="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description</text:p>
          </form:textarea>
          <form:checkbox form:name="spell_verbal_08" form:control-implementation="ooo:com.sun.star.form.component.CheckBox" xml:id="control43" form:id="control43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somatic_08" form:control-implementation="ooo:com.sun.star.form.component.CheckBox" xml:id="control44" form:id="control4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material_08" form:control-implementation="ooo:com.sun.star.form.component.CheckBox" xml:id="control45" form:id="control4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" form:control-implementation="ooo:com.sun.star.form.component.CheckBox" xml:id="control46" form:id="control46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concentration_08" form:control-implementation="ooo:com.sun.star.form.component.CheckBox" xml:id="control47" form:id="control47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ritual_08" form:control-implementation="ooo:com.sun.star.form.component.CheckBox" xml:id="control48" form:id="control48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pell_casting_08" form:control-implementation="ooo:com.sun.star.form.component.TextField" xml:id="control49" form:id="control49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range_08" form:control-implementation="ooo:com.sun.star.form.component.TextField" xml:id="control50" form:id="control50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duration_08" form:control-implementation="ooo:com.sun.star.form.component.TextField" xml:id="control51" form:id="control51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school_08" form:control-implementation="ooo:com.sun.star.form.component.TextField" xml:id="control52" form:id="control52" form:current-value="transmutation" form:value="transmut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name_01" form:control-implementation="ooo:com.sun.star.form.component.TextField" xml:id="control53" form:id="control53" form:current-value="spell" form:value="spel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level_01" form:control-implementation="ooo:com.sun.star.form.component.TextField" xml:id="control54" form:id="control54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pell_description_01" form:control-implementation="ooo:com.sun.star.form.component.TextField" xml:id="control55" form:id="control55" form:current-value="description" form:value="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description</text:p>
          </form:textarea>
          <form:checkbox form:name="spell_verbal_01" form:control-implementation="ooo:com.sun.star.form.component.CheckBox" xml:id="control56" form:id="control56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somatic_01" form:control-implementation="ooo:com.sun.star.form.component.CheckBox" xml:id="control57" form:id="control57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material_01" form:control-implementation="ooo:com.sun.star.form.component.CheckBox" xml:id="control58" form:id="control58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" form:control-implementation="ooo:com.sun.star.form.component.CheckBox" xml:id="control59" form:id="control59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concentration_01" form:control-implementation="ooo:com.sun.star.form.component.CheckBox" xml:id="control60" form:id="control60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ritual_01" form:control-implementation="ooo:com.sun.star.form.component.CheckBox" xml:id="control61" form:id="control61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pell_casting_01" form:control-implementation="ooo:com.sun.star.form.component.TextField" xml:id="control62" form:id="control62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range_01" form:control-implementation="ooo:com.sun.star.form.component.TextField" xml:id="control63" form:id="control63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duration_01" form:control-implementation="ooo:com.sun.star.form.component.TextField" xml:id="control64" form:id="control64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school_01" form:control-implementation="ooo:com.sun.star.form.component.TextField" xml:id="control65" form:id="control65" form:current-value="transmutation" form:value="transmut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name_02" form:control-implementation="ooo:com.sun.star.form.component.TextField" xml:id="control66" form:id="control66" form:current-value="spell" form:value="spel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level_02" form:control-implementation="ooo:com.sun.star.form.component.TextField" xml:id="control67" form:id="control67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pell_description_02" form:control-implementation="ooo:com.sun.star.form.component.TextField" xml:id="control68" form:id="control68" form:current-value="description" form:value="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description</text:p>
          </form:textarea>
          <form:checkbox form:name="spell_verbal_02" form:control-implementation="ooo:com.sun.star.form.component.CheckBox" xml:id="control69" form:id="control69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somatic_02" form:control-implementation="ooo:com.sun.star.form.component.CheckBox" xml:id="control70" form:id="control70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material_02" form:control-implementation="ooo:com.sun.star.form.component.CheckBox" xml:id="control71" form:id="control71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" form:control-implementation="ooo:com.sun.star.form.component.CheckBox" xml:id="control72" form:id="control72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concentration_02" form:control-implementation="ooo:com.sun.star.form.component.CheckBox" xml:id="control73" form:id="control73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ritual_02" form:control-implementation="ooo:com.sun.star.form.component.CheckBox" xml:id="control74" form:id="control7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pell_casting_02" form:control-implementation="ooo:com.sun.star.form.component.TextField" xml:id="control75" form:id="control75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range_02" form:control-implementation="ooo:com.sun.star.form.component.TextField" xml:id="control76" form:id="control76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duration_02" form:control-implementation="ooo:com.sun.star.form.component.TextField" xml:id="control77" form:id="control77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school_02" form:control-implementation="ooo:com.sun.star.form.component.TextField" xml:id="control78" form:id="control78" form:current-value="transmutation" form:value="transmut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name_03" form:control-implementation="ooo:com.sun.star.form.component.TextField" xml:id="control79" form:id="control79" form:current-value="spell" form:value="spel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level_03" form:control-implementation="ooo:com.sun.star.form.component.TextField" xml:id="control80" form:id="control80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pell_description_03" form:control-implementation="ooo:com.sun.star.form.component.TextField" xml:id="control81" form:id="control81" form:current-value="description" form:value="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description</text:p>
          </form:textarea>
          <form:checkbox form:name="spell_verbal_03" form:control-implementation="ooo:com.sun.star.form.component.CheckBox" xml:id="control82" form:id="control82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somatic_03" form:control-implementation="ooo:com.sun.star.form.component.CheckBox" xml:id="control83" form:id="control83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material_03" form:control-implementation="ooo:com.sun.star.form.component.CheckBox" xml:id="control84" form:id="control8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" form:control-implementation="ooo:com.sun.star.form.component.CheckBox" xml:id="control85" form:id="control8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concentration_03" form:control-implementation="ooo:com.sun.star.form.component.CheckBox" xml:id="control86" form:id="control86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ritual_03" form:control-implementation="ooo:com.sun.star.form.component.CheckBox" xml:id="control87" form:id="control87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pell_casting_03" form:control-implementation="ooo:com.sun.star.form.component.TextField" xml:id="control88" form:id="control88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range_03" form:control-implementation="ooo:com.sun.star.form.component.TextField" xml:id="control89" form:id="control89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duration_03" form:control-implementation="ooo:com.sun.star.form.component.TextField" xml:id="control90" form:id="control90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school_03" form:control-implementation="ooo:com.sun.star.form.component.TextField" xml:id="control91" form:id="control91" form:current-value="transmutation" form:value="transmut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name_04" form:control-implementation="ooo:com.sun.star.form.component.TextField" xml:id="control92" form:id="control92" form:current-value="spell" form:value="spel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level_04" form:control-implementation="ooo:com.sun.star.form.component.TextField" xml:id="control93" form:id="control93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pell_description_04" form:control-implementation="ooo:com.sun.star.form.component.TextField" xml:id="control94" form:id="control94" form:current-value="description" form:value="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description</text:p>
          </form:textarea>
          <form:checkbox form:name="spell_verbal_04" form:control-implementation="ooo:com.sun.star.form.component.CheckBox" xml:id="control95" form:id="control9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somatic_04" form:control-implementation="ooo:com.sun.star.form.component.CheckBox" xml:id="control96" form:id="control96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material_04" form:control-implementation="ooo:com.sun.star.form.component.CheckBox" xml:id="control97" form:id="control97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" form:control-implementation="ooo:com.sun.star.form.component.CheckBox" xml:id="control98" form:id="control98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concentration_04" form:control-implementation="ooo:com.sun.star.form.component.CheckBox" xml:id="control99" form:id="control99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ritual_04" form:control-implementation="ooo:com.sun.star.form.component.CheckBox" xml:id="control100" form:id="control100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pell_casting_04" form:control-implementation="ooo:com.sun.star.form.component.TextField" xml:id="control101" form:id="control101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range_04" form:control-implementation="ooo:com.sun.star.form.component.TextField" xml:id="control102" form:id="control102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duration_04" form:control-implementation="ooo:com.sun.star.form.component.TextField" xml:id="control103" form:id="control103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school_04" form:control-implementation="ooo:com.sun.star.form.component.TextField" xml:id="control104" form:id="control104" form:current-value="transmutation" form:value="transmut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52" draw:name="Control 53" draw:style-name="gr2" draw:text-style-name="P7" svg:width="2.5622in" svg:height="0.2606in" svg:x="-0.0598in" svg:y="-0.2217in" draw:control="control53"/><draw:control text:anchor-type="paragraph" draw:z-index="53" draw:name="Control 54" draw:style-name="gr1" draw:text-style-name="P6" svg:width="0.3803in" svg:height="0.3303in" svg:x="2.5701in" svg:y="-0.3043in" draw:control="control54"/><draw:control text:anchor-type="paragraph" draw:z-index="54" draw:name="Control 55" draw:style-name="gr2" draw:text-style-name="P5" svg:width="3.2386in" svg:height="3.7067in" svg:x="-0.2693in" svg:y="0.9937in" draw:control="control55"/><draw:control text:anchor-type="paragraph" draw:z-index="55" draw:name="Control 56" draw:style-name="gr3" draw:text-style-name="P4" svg:width="0.1567in" svg:height="0.1933in" svg:x="2.4736in" svg:y="0.4193in" draw:control="control56"/><draw:control text:anchor-type="paragraph" draw:z-index="56" draw:name="Control 57" draw:style-name="gr3" draw:text-style-name="P4" svg:width="0.1567in" svg:height="0.1933in" svg:x="2.6772in" svg:y="0.4193in" draw:control="control57"/><draw:control text:anchor-type="paragraph" draw:z-index="57" draw:name="Control 58" draw:style-name="gr3" draw:text-style-name="P4" svg:width="0.1567in" svg:height="0.1933in" svg:x="2.8673in" svg:y="0.4193in" draw:control="control58"/><draw:control text:anchor-type="paragraph" draw:z-index="58" draw:name="Control 59" draw:style-name="gr3" draw:text-style-name="P4" svg:width="0.1567in" svg:height="0.1933in" svg:x="1.5457in" svg:y="0.4736in" draw:control="control59"/><draw:control text:anchor-type="paragraph" draw:z-index="59" draw:name="Control 60" draw:style-name="gr3" draw:text-style-name="P4" svg:width="0.1567in" svg:height="0.1933in" svg:x="1.5457in" svg:y="0.4736in" draw:control="control60"/><draw:control text:anchor-type="paragraph" draw:z-index="60" draw:name="Control 61" draw:style-name="gr3" draw:text-style-name="P4" svg:width="0.1567in" svg:height="0.1933in" svg:x="-0.3189in" svg:y="0.4646in" draw:control="control61"/><draw:control text:anchor-type="paragraph" draw:z-index="61" draw:name="Control 62" draw:style-name="gr2" draw:text-style-name="P3" svg:width="0.7213in" svg:height="0.165in" svg:x="-0.2693in" svg:y="0.2992in" draw:control="control62"/><draw:control text:anchor-type="paragraph" draw:z-index="62" draw:name="Control 63" draw:style-name="gr2" draw:text-style-name="P3" svg:width="0.7213in" svg:height="0.165in" svg:x="0.6673in" svg:y="0.2992in" draw:control="control63"/><draw:control text:anchor-type="paragraph" draw:z-index="63" draw:name="Control 64" draw:style-name="gr2" draw:text-style-name="P3" svg:width="0.7213in" svg:height="0.165in" svg:x="1.5953in" svg:y="0.2992in" draw:control="control64"/><draw:control text:anchor-type="paragraph" draw:z-index="64" draw:name="Control 65" draw:style-name="gr1" draw:text-style-name="P2" svg:width="0.4496in" svg:height="0.113in" svg:x="2.5339in" svg:y="0.039in" draw:control="control65"/><draw:control text:anchor-type="paragraph" draw:z-index="65" draw:name="Control 66" draw:style-name="gr2" draw:text-style-name="P7" svg:width="2.5622in" svg:height="0.2606in" svg:x="3.9138in" svg:y="-0.2217in" draw:control="control66"/><draw:control text:anchor-type="paragraph" draw:z-index="66" draw:name="Control 67" draw:style-name="gr1" draw:text-style-name="P6" svg:width="0.3803in" svg:height="0.3303in" svg:x="6.5437in" svg:y="-0.3043in" draw:control="control67"/><draw:control text:anchor-type="paragraph" draw:z-index="67" draw:name="Control 68" draw:style-name="gr2" draw:text-style-name="P5" svg:width="3.2386in" svg:height="3.7067in" svg:x="3.7043in" svg:y="0.9937in" draw:control="control68"/><draw:control text:anchor-type="paragraph" draw:z-index="68" draw:name="Control 69" draw:style-name="gr3" draw:text-style-name="P4" svg:width="0.1567in" svg:height="0.1933in" svg:x="6.4472in" svg:y="0.4193in" draw:control="control69"/><draw:control text:anchor-type="paragraph" draw:z-index="69" draw:name="Control 70" draw:style-name="gr3" draw:text-style-name="P4" svg:width="0.1567in" svg:height="0.1933in" svg:x="6.6508in" svg:y="0.4193in" draw:control="control70"/><draw:control text:anchor-type="paragraph" draw:z-index="70" draw:name="Control 71" draw:style-name="gr3" draw:text-style-name="P4" svg:width="0.1567in" svg:height="0.1933in" svg:x="6.8409in" svg:y="0.4193in" draw:control="control71"/><draw:control text:anchor-type="paragraph" draw:z-index="71" draw:name="Control 72" draw:style-name="gr3" draw:text-style-name="P4" svg:width="0.1567in" svg:height="0.1933in" svg:x="5.5193in" svg:y="0.4736in" draw:control="control72"/><draw:control text:anchor-type="paragraph" draw:z-index="72" draw:name="Control 73" draw:style-name="gr3" draw:text-style-name="P4" svg:width="0.1567in" svg:height="0.1933in" svg:x="5.5193in" svg:y="0.4736in" draw:control="control73"/><draw:control text:anchor-type="paragraph" draw:z-index="73" draw:name="Control 74" draw:style-name="gr3" draw:text-style-name="P4" svg:width="0.1567in" svg:height="0.1933in" svg:x="3.6547in" svg:y="0.4646in" draw:control="control74"/><draw:control text:anchor-type="paragraph" draw:z-index="74" draw:name="Control 75" draw:style-name="gr2" draw:text-style-name="P3" svg:width="0.7213in" svg:height="0.165in" svg:x="3.7043in" svg:y="0.2992in" draw:control="control75"/><draw:control text:anchor-type="paragraph" draw:z-index="75" draw:name="Control 76" draw:style-name="gr2" draw:text-style-name="P3" svg:width="0.7213in" svg:height="0.165in" svg:x="4.6409in" svg:y="0.2992in" draw:control="control76"/><draw:control text:anchor-type="paragraph" draw:z-index="76" draw:name="Control 77" draw:style-name="gr2" draw:text-style-name="P3" svg:width="0.7213in" svg:height="0.165in" svg:x="5.5689in" svg:y="0.2992in" draw:control="control77"/><draw:control text:anchor-type="paragraph" draw:z-index="77" draw:name="Control 78" draw:style-name="gr1" draw:text-style-name="P2" svg:width="0.4496in" svg:height="0.113in" svg:x="6.5075in" svg:y="0.039in" draw:control="control78"/><draw:control text:anchor-type="paragraph" draw:z-index="78" draw:name="Control 79" draw:style-name="gr2" draw:text-style-name="P7" svg:width="2.5622in" svg:height="0.2606in" svg:x="-0.0598in" svg:y="5.3181in" draw:control="control79"/><draw:control text:anchor-type="paragraph" draw:z-index="79" draw:name="Control 80" draw:style-name="gr1" draw:text-style-name="P6" svg:width="0.3803in" svg:height="0.3303in" svg:x="2.5701in" svg:y="5.2354in" draw:control="control80"/><draw:control text:anchor-type="paragraph" draw:z-index="80" draw:name="Control 81" draw:style-name="gr2" draw:text-style-name="P5" svg:width="3.2386in" svg:height="3.7067in" svg:x="-0.2693in" svg:y="6.5335in" draw:control="control81"/><draw:control text:anchor-type="paragraph" draw:z-index="81" draw:name="Control 82" draw:style-name="gr3" draw:text-style-name="P4" svg:width="0.1567in" svg:height="0.1933in" svg:x="2.4736in" svg:y="5.9591in" draw:control="control82"/><draw:control text:anchor-type="paragraph" draw:z-index="82" draw:name="Control 83" draw:style-name="gr3" draw:text-style-name="P4" svg:width="0.1567in" svg:height="0.1933in" svg:x="2.6772in" svg:y="5.9591in" draw:control="control83"/><draw:control text:anchor-type="paragraph" draw:z-index="83" draw:name="Control 84" draw:style-name="gr3" draw:text-style-name="P4" svg:width="0.1567in" svg:height="0.1933in" svg:x="2.8673in" svg:y="5.9591in" draw:control="control84"/><draw:control text:anchor-type="paragraph" draw:z-index="84" draw:name="Control 85" draw:style-name="gr3" draw:text-style-name="P4" svg:width="0.1567in" svg:height="0.1933in" svg:x="1.5457in" svg:y="6.0134in" draw:control="control85"/><draw:control text:anchor-type="paragraph" draw:z-index="85" draw:name="Control 86" draw:style-name="gr3" draw:text-style-name="P4" svg:width="0.1567in" svg:height="0.1933in" svg:x="1.5457in" svg:y="6.0134in" draw:control="control86"/><draw:control text:anchor-type="paragraph" draw:z-index="86" draw:name="Control 87" draw:style-name="gr3" draw:text-style-name="P4" svg:width="0.1567in" svg:height="0.1933in" svg:x="-0.3189in" svg:y="6.0043in" draw:control="control87"/><draw:control text:anchor-type="paragraph" draw:z-index="87" draw:name="Control 88" draw:style-name="gr2" draw:text-style-name="P3" svg:width="0.7213in" svg:height="0.165in" svg:x="-0.2693in" svg:y="5.839in" draw:control="control88"/><draw:control text:anchor-type="paragraph" draw:z-index="88" draw:name="Control 89" draw:style-name="gr2" draw:text-style-name="P3" svg:width="0.7213in" svg:height="0.165in" svg:x="0.6673in" svg:y="5.839in" draw:control="control89"/><draw:control text:anchor-type="paragraph" draw:z-index="89" draw:name="Control 90" draw:style-name="gr2" draw:text-style-name="P3" svg:width="0.7213in" svg:height="0.165in" svg:x="1.5953in" svg:y="5.839in" draw:control="control90"/><draw:control text:anchor-type="paragraph" draw:z-index="90" draw:name="Control 91" draw:style-name="gr1" draw:text-style-name="P2" svg:width="0.4496in" svg:height="0.113in" svg:x="2.5339in" svg:y="5.5783in" draw:control="control91"/><draw:control text:anchor-type="paragraph" draw:z-index="91" draw:name="Control 92" draw:style-name="gr2" draw:text-style-name="P7" svg:width="2.5622in" svg:height="0.2606in" svg:x="3.9138in" svg:y="5.3181in" draw:control="control92"/><draw:control text:anchor-type="paragraph" draw:z-index="92" draw:name="Control 93" draw:style-name="gr1" draw:text-style-name="P6" svg:width="0.3803in" svg:height="0.3303in" svg:x="6.5437in" svg:y="5.2354in" draw:control="control93"/><draw:control text:anchor-type="paragraph" draw:z-index="93" draw:name="Control 94" draw:style-name="gr2" draw:text-style-name="P5" svg:width="3.2386in" svg:height="3.7067in" svg:x="3.7043in" svg:y="6.5335in" draw:control="control94"/><draw:control text:anchor-type="paragraph" draw:z-index="94" draw:name="Control 95" draw:style-name="gr3" draw:text-style-name="P4" svg:width="0.1567in" svg:height="0.1933in" svg:x="6.4472in" svg:y="5.9591in" draw:control="control95"/><draw:control text:anchor-type="paragraph" draw:z-index="95" draw:name="Control 96" draw:style-name="gr3" draw:text-style-name="P4" svg:width="0.1567in" svg:height="0.1933in" svg:x="6.6508in" svg:y="5.9591in" draw:control="control96"/><draw:control text:anchor-type="paragraph" draw:z-index="96" draw:name="Control 97" draw:style-name="gr3" draw:text-style-name="P4" svg:width="0.1567in" svg:height="0.1933in" svg:x="6.8409in" svg:y="5.9591in" draw:control="control97"/><draw:control text:anchor-type="paragraph" draw:z-index="97" draw:name="Control 98" draw:style-name="gr3" draw:text-style-name="P4" svg:width="0.1567in" svg:height="0.1933in" svg:x="5.5193in" svg:y="6.0134in" draw:control="control98"/><draw:control text:anchor-type="paragraph" draw:z-index="98" draw:name="Control 99" draw:style-name="gr3" draw:text-style-name="P4" svg:width="0.1567in" svg:height="0.1933in" svg:x="5.5193in" svg:y="6.0134in" draw:control="control99"/><draw:control text:anchor-type="paragraph" draw:z-index="99" draw:name="Control 100" draw:style-name="gr3" draw:text-style-name="P4" svg:width="0.1567in" svg:height="0.1933in" svg:x="3.6547in" svg:y="6.0043in" draw:control="control100"/><draw:control text:anchor-type="paragraph" draw:z-index="100" draw:name="Control 101" draw:style-name="gr2" draw:text-style-name="P3" svg:width="0.7213in" svg:height="0.165in" svg:x="3.7043in" svg:y="5.839in" draw:control="control101"/><draw:control text:anchor-type="paragraph" draw:z-index="101" draw:name="Control 102" draw:style-name="gr2" draw:text-style-name="P3" svg:width="0.7213in" svg:height="0.165in" svg:x="4.6409in" svg:y="5.839in" draw:control="control102"/><draw:control text:anchor-type="paragraph" draw:z-index="102" draw:name="Control 103" draw:style-name="gr2" draw:text-style-name="P3" svg:width="0.7213in" svg:height="0.165in" svg:x="5.5689in" svg:y="5.839in" draw:control="control103"/><draw:control text:anchor-type="paragraph" draw:z-index="103" draw:name="Control 104" draw:style-name="gr1" draw:text-style-name="P2" svg:width="0.4496in" svg:height="0.113in" svg:x="6.5075in" svg:y="5.5783in" draw:control="control104"/></text:p>
      <text:p text:style-name="P1"><draw:control text:anchor-type="paragraph" draw:z-index="0" draw:name="Control 1" draw:style-name="gr2" draw:text-style-name="P7" svg:width="2.5622in" svg:height="0.2606in" svg:x="-0.0598in" svg:y="-0.2217in" draw:control="control1"/><draw:control text:anchor-type="paragraph" draw:z-index="1" draw:name="Control 2" draw:style-name="gr1" draw:text-style-name="P6" svg:width="0.3803in" svg:height="0.3303in" svg:x="2.5701in" svg:y="-0.3043in" draw:control="control2"/><draw:control text:anchor-type="paragraph" draw:z-index="2" draw:name="Control 3" draw:style-name="gr2" draw:text-style-name="P5" svg:width="3.2386in" svg:height="3.7067in" svg:x="-0.2693in" svg:y="0.9937in" draw:control="control3"/><draw:control text:anchor-type="paragraph" draw:z-index="3" draw:name="Control 9" draw:style-name="gr3" draw:text-style-name="P4" svg:width="0.1567in" svg:height="0.1933in" svg:x="2.4736in" svg:y="0.4193in" draw:control="control4"/><draw:control text:anchor-type="paragraph" draw:z-index="4" draw:name="Control 4" draw:style-name="gr3" draw:text-style-name="P4" svg:width="0.1567in" svg:height="0.1933in" svg:x="2.6772in" svg:y="0.4193in" draw:control="control5"/><draw:control text:anchor-type="paragraph" draw:z-index="5" draw:name="Control 5" draw:style-name="gr3" draw:text-style-name="P4" svg:width="0.1567in" svg:height="0.1933in" svg:x="2.8673in" svg:y="0.4193in" draw:control="control6"/><draw:control text:anchor-type="paragraph" draw:z-index="6" draw:name="Control 6" draw:style-name="gr3" draw:text-style-name="P4" svg:width="0.1567in" svg:height="0.1933in" svg:x="1.5457in" svg:y="0.4736in" draw:control="control7"/><draw:control text:anchor-type="paragraph" draw:z-index="7" draw:name="Control 7" draw:style-name="gr3" draw:text-style-name="P4" svg:width="0.1567in" svg:height="0.1933in" svg:x="1.5457in" svg:y="0.4736in" draw:control="control8"/><draw:control text:anchor-type="paragraph" draw:z-index="8" draw:name="Control 8" draw:style-name="gr3" draw:text-style-name="P4" svg:width="0.1567in" svg:height="0.1933in" svg:x="-0.3189in" svg:y="0.4646in" draw:control="control9"/><draw:control text:anchor-type="paragraph" draw:z-index="9" draw:name="Control 10" draw:style-name="gr2" draw:text-style-name="P3" svg:width="0.7213in" svg:height="0.165in" svg:x="-0.2693in" svg:y="0.2992in" draw:control="control10"/><draw:control text:anchor-type="paragraph" draw:z-index="10" draw:name="Control 11" draw:style-name="gr2" draw:text-style-name="P3" svg:width="0.7213in" svg:height="0.165in" svg:x="0.6673in" svg:y="0.2992in" draw:control="control11"/><draw:control text:anchor-type="paragraph" draw:z-index="11" draw:name="Control 12" draw:style-name="gr2" draw:text-style-name="P3" svg:width="0.7213in" svg:height="0.165in" svg:x="1.5953in" svg:y="0.2992in" draw:control="control12"/><draw:control text:anchor-type="paragraph" draw:z-index="12" draw:name="Control 13" draw:style-name="gr1" draw:text-style-name="P2" svg:width="0.4496in" svg:height="0.113in" svg:x="2.5339in" svg:y="0.039in" draw:control="control13"/><draw:control text:anchor-type="paragraph" draw:z-index="13" draw:name="Control 14" draw:style-name="gr2" draw:text-style-name="P7" svg:width="2.5622in" svg:height="0.2606in" svg:x="3.9138in" svg:y="-0.2217in" draw:control="control14"/><draw:control text:anchor-type="paragraph" draw:z-index="14" draw:name="Control 15" draw:style-name="gr1" draw:text-style-name="P6" svg:width="0.3803in" svg:height="0.3303in" svg:x="6.5437in" svg:y="-0.3043in" draw:control="control15"/><draw:control text:anchor-type="paragraph" draw:z-index="15" draw:name="Control 16" draw:style-name="gr2" draw:text-style-name="P5" svg:width="3.2386in" svg:height="3.7067in" svg:x="3.7043in" svg:y="0.9937in" draw:control="control16"/><draw:control text:anchor-type="paragraph" draw:z-index="16" draw:name="Control 17" draw:style-name="gr3" draw:text-style-name="P4" svg:width="0.1567in" svg:height="0.1933in" svg:x="6.4472in" svg:y="0.4193in" draw:control="control17"/><draw:control text:anchor-type="paragraph" draw:z-index="17" draw:name="Control 18" draw:style-name="gr3" draw:text-style-name="P4" svg:width="0.1567in" svg:height="0.1933in" svg:x="6.6508in" svg:y="0.4193in" draw:control="control18"/><draw:control text:anchor-type="paragraph" draw:z-index="18" draw:name="Control 19" draw:style-name="gr3" draw:text-style-name="P4" svg:width="0.1567in" svg:height="0.1933in" svg:x="6.8409in" svg:y="0.4193in" draw:control="control19"/><draw:control text:anchor-type="paragraph" draw:z-index="19" draw:name="Control 20" draw:style-name="gr3" draw:text-style-name="P4" svg:width="0.1567in" svg:height="0.1933in" svg:x="5.5193in" svg:y="0.4736in" draw:control="control20"/><draw:control text:anchor-type="paragraph" draw:z-index="20" draw:name="Control 21" draw:style-name="gr3" draw:text-style-name="P4" svg:width="0.1567in" svg:height="0.1933in" svg:x="5.5193in" svg:y="0.4736in" draw:control="control21"/><draw:control text:anchor-type="paragraph" draw:z-index="21" draw:name="Control 22" draw:style-name="gr3" draw:text-style-name="P4" svg:width="0.1567in" svg:height="0.1933in" svg:x="3.6547in" svg:y="0.4646in" draw:control="control22"/><draw:control text:anchor-type="paragraph" draw:z-index="22" draw:name="Control 23" draw:style-name="gr2" draw:text-style-name="P3" svg:width="0.7213in" svg:height="0.165in" svg:x="3.7043in" svg:y="0.2992in" draw:control="control23"/><draw:control text:anchor-type="paragraph" draw:z-index="23" draw:name="Control 24" draw:style-name="gr2" draw:text-style-name="P3" svg:width="0.7213in" svg:height="0.165in" svg:x="4.6409in" svg:y="0.2992in" draw:control="control24"/><draw:control text:anchor-type="paragraph" draw:z-index="24" draw:name="Control 25" draw:style-name="gr2" draw:text-style-name="P3" svg:width="0.7213in" svg:height="0.165in" svg:x="5.5689in" svg:y="0.2992in" draw:control="control25"/><draw:control text:anchor-type="paragraph" draw:z-index="25" draw:name="Control 26" draw:style-name="gr1" draw:text-style-name="P2" svg:width="0.4496in" svg:height="0.113in" svg:x="6.5075in" svg:y="0.039in" draw:control="control26"/><draw:control text:anchor-type="paragraph" draw:z-index="26" draw:name="Control 27" draw:style-name="gr2" draw:text-style-name="P7" svg:width="2.5622in" svg:height="0.2606in" svg:x="-0.0598in" svg:y="5.3181in" draw:control="control27"/><draw:control text:anchor-type="paragraph" draw:z-index="27" draw:name="Control 28" draw:style-name="gr1" draw:text-style-name="P6" svg:width="0.3803in" svg:height="0.3303in" svg:x="2.5701in" svg:y="5.2354in" draw:control="control28"/><draw:control text:anchor-type="paragraph" draw:z-index="28" draw:name="Control 29" draw:style-name="gr2" draw:text-style-name="P5" svg:width="3.2386in" svg:height="3.7067in" svg:x="-0.2693in" svg:y="6.5335in" draw:control="control29"/><draw:control text:anchor-type="paragraph" draw:z-index="29" draw:name="Control 30" draw:style-name="gr3" draw:text-style-name="P4" svg:width="0.1567in" svg:height="0.1933in" svg:x="2.4736in" svg:y="5.9591in" draw:control="control30"/><draw:control text:anchor-type="paragraph" draw:z-index="30" draw:name="Control 31" draw:style-name="gr3" draw:text-style-name="P4" svg:width="0.1567in" svg:height="0.1933in" svg:x="2.6772in" svg:y="5.9591in" draw:control="control31"/><draw:control text:anchor-type="paragraph" draw:z-index="31" draw:name="Control 32" draw:style-name="gr3" draw:text-style-name="P4" svg:width="0.1567in" svg:height="0.1933in" svg:x="2.8673in" svg:y="5.9591in" draw:control="control32"/><draw:control text:anchor-type="paragraph" draw:z-index="32" draw:name="Control 33" draw:style-name="gr3" draw:text-style-name="P4" svg:width="0.1567in" svg:height="0.1933in" svg:x="1.5457in" svg:y="6.0134in" draw:control="control33"/><draw:control text:anchor-type="paragraph" draw:z-index="33" draw:name="Control 34" draw:style-name="gr3" draw:text-style-name="P4" svg:width="0.1567in" svg:height="0.1933in" svg:x="1.5457in" svg:y="6.0134in" draw:control="control34"/><draw:control text:anchor-type="paragraph" draw:z-index="34" draw:name="Control 35" draw:style-name="gr3" draw:text-style-name="P4" svg:width="0.1567in" svg:height="0.1933in" svg:x="-0.3189in" svg:y="6.0043in" draw:control="control35"/><draw:control text:anchor-type="paragraph" draw:z-index="35" draw:name="Control 36" draw:style-name="gr2" draw:text-style-name="P3" svg:width="0.7213in" svg:height="0.165in" svg:x="-0.2693in" svg:y="5.839in" draw:control="control36"/><draw:control text:anchor-type="paragraph" draw:z-index="36" draw:name="Control 37" draw:style-name="gr2" draw:text-style-name="P3" svg:width="0.7213in" svg:height="0.165in" svg:x="0.6673in" svg:y="5.839in" draw:control="control37"/><draw:control text:anchor-type="paragraph" draw:z-index="37" draw:name="Control 38" draw:style-name="gr2" draw:text-style-name="P3" svg:width="0.7213in" svg:height="0.165in" svg:x="1.5953in" svg:y="5.839in" draw:control="control38"/><draw:control text:anchor-type="paragraph" draw:z-index="38" draw:name="Control 39" draw:style-name="gr1" draw:text-style-name="P2" svg:width="0.4496in" svg:height="0.113in" svg:x="2.5339in" svg:y="5.5783in" draw:control="control39"/><draw:control text:anchor-type="paragraph" draw:z-index="39" draw:name="Control 40" draw:style-name="gr2" draw:text-style-name="P7" svg:width="2.5622in" svg:height="0.2606in" svg:x="3.9138in" svg:y="5.3181in" draw:control="control40"/><draw:control text:anchor-type="paragraph" draw:z-index="40" draw:name="Control 41" draw:style-name="gr1" draw:text-style-name="P6" svg:width="0.3803in" svg:height="0.3303in" svg:x="6.5437in" svg:y="5.2354in" draw:control="control41"/><draw:control text:anchor-type="paragraph" draw:z-index="41" draw:name="Control 42" draw:style-name="gr2" draw:text-style-name="P5" svg:width="3.2386in" svg:height="3.7067in" svg:x="3.7043in" svg:y="6.5335in" draw:control="control42"/><draw:control text:anchor-type="paragraph" draw:z-index="42" draw:name="Control 43" draw:style-name="gr3" draw:text-style-name="P4" svg:width="0.1567in" svg:height="0.1933in" svg:x="6.4472in" svg:y="5.9591in" draw:control="control43"/><draw:control text:anchor-type="paragraph" draw:z-index="43" draw:name="Control 44" draw:style-name="gr3" draw:text-style-name="P4" svg:width="0.1567in" svg:height="0.1933in" svg:x="6.6508in" svg:y="5.9591in" draw:control="control44"/><draw:control text:anchor-type="paragraph" draw:z-index="44" draw:name="Control 45" draw:style-name="gr3" draw:text-style-name="P4" svg:width="0.1567in" svg:height="0.1933in" svg:x="6.8409in" svg:y="5.9591in" draw:control="control45"/><draw:control text:anchor-type="paragraph" draw:z-index="45" draw:name="Control 46" draw:style-name="gr3" draw:text-style-name="P4" svg:width="0.1567in" svg:height="0.1933in" svg:x="5.5193in" svg:y="6.0134in" draw:control="control46"/><draw:control text:anchor-type="paragraph" draw:z-index="46" draw:name="Control 47" draw:style-name="gr3" draw:text-style-name="P4" svg:width="0.1567in" svg:height="0.1933in" svg:x="5.5193in" svg:y="6.0134in" draw:control="control47"/><draw:control text:anchor-type="paragraph" draw:z-index="47" draw:name="Control 48" draw:style-name="gr3" draw:text-style-name="P4" svg:width="0.1567in" svg:height="0.1933in" svg:x="3.6547in" svg:y="6.0043in" draw:control="control48"/><draw:control text:anchor-type="paragraph" draw:z-index="48" draw:name="Control 49" draw:style-name="gr2" draw:text-style-name="P3" svg:width="0.7213in" svg:height="0.165in" svg:x="3.7043in" svg:y="5.839in" draw:control="control49"/><draw:control text:anchor-type="paragraph" draw:z-index="49" draw:name="Control 50" draw:style-name="gr2" draw:text-style-name="P3" svg:width="0.7213in" svg:height="0.165in" svg:x="4.6409in" svg:y="5.839in" draw:control="control50"/><draw:control text:anchor-type="paragraph" draw:z-index="50" draw:name="Control 51" draw:style-name="gr2" draw:text-style-name="P3" svg:width="0.7213in" svg:height="0.165in" svg:x="5.5689in" svg:y="5.839in" draw:control="control51"/><draw:control text:anchor-type="paragraph" draw:z-index="51" draw:name="Control 52" draw:style-name="gr1" draw:text-style-name="P2" svg:width="0.4496in" svg:height="0.113in" svg:x="6.5075in" svg:y="5.5783in" draw:control="control5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adornments="Bold"/>
    <style:font-face style:name="Ubuntu Condensed1" svg:font-family="'Ubuntu Condensed'" style:font-adornments="Regular"/>
  </office:font-face-decls>
  <office:styles>
    <draw:fill-image draw:name="Spell_25_20cards_25_201" draw:display-name="Spell%20cards%201" xlink:href="Pictures/10000001000009B000000DB4A13B3E6229B4F341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Spell_25_20cards_25_201" draw:fill-image-width="7.95in" draw:fill-image-height="11.2402in" style:repeat="no-repeat" draw:fill-image-ref-point-x="0%" draw:fill-image-ref-point-y="0%" draw:fill-image-ref-point="center" style:footnote-max-height="0in" loext:margin-gutter="0in">
        <style:background-image xlink:href="Pictures/10000001000009B000000DB4A13B3E6229B4F341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Spell_25_20cards_25_201" draw:fill-image-width="7.95in" draw:fill-image-height="11.2402in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5:04:59.881319729</meta:creation-date>
    <dc:date>2023-08-04T19:19:09.699476035</dc:date>
    <meta:editing-duration>PT2H30M12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